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lge 27: Jojo sollte Alex im Park treffen aber sie konnte ihn nicht finden. Sie telefoniert Lena, wer hat sie nicht geantwortet, und sagte, dass sie mit ihr sprechen muss, weil sie mit Mark stritt. Reza und Lena sind zusammen im Park, und haben endlich ihre Gefühle für einander gesagt. Am ende findet Jojo Alex.</text:p>
      <text:p text:style-name="Standard">Folge 28: Jojo sprach mit Alex über ihre Probleme mit Mark und wie überrascht sie war, dass Karla mit ihm gschlafen hat. Alex bemerkte, dass sie gewöhnlich nicht über Jojos Gefühle für Mark wußte. Alex sagte, dass er Mark sexy findet, und dass er schwul ist. Jojo sagte, dass wenn sie ein glückliches Paar sah, wurde sie wahnsinnig, und dann sehen sie und Alex Mark und Lena zusammen gehen.</text:p>
      <text:p text:style-name="Standard">Folge 29: Als Jojo Lena mit Reza sah, sagte sie, dass sie warum sie Lena nicht erreichen konnte verstehen. Sie sagte zu Lena, dass sie nicht zur Sao Paulo gehen konnte. Reza bekam Angst, weil er nichts davon gehört gehabt hatte, aber Lena bestätigte ihn, dass er nichts zu sorgen hatte. Alex ließ zur Cafë, wo er trifft den Mann, der Jojo beobachtet hatte. Auf dem Computer des Mannes war einen unfertigen E-Mail, darin steht es „Liebe Jojo“.</text:p>
      <text:p text:style-name="Standard">Folge 30: Jojo ist froh, dass Lena öfter bei ihrem Haus sein werde, weil sie mit Reza ist. Sie sagte auch, dass sie Ben bald treffen wird, und dass alles gut sein wird, aber Lena glaubt das nicht. Sie glaubt, dass Ben ein Gespenst ist und will, dass Jojo Mark eine neue Chance gibt. Während sie sprechen, ruft Alex an Jojo, er sagte, dass er hat einen Überräschung für sie morgen, dass sie Ben kennen lernen kan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6-04-01T15:31:50.51</meta:creation-date>
    <meta:document-statistic meta:table-count="0" meta:image-count="0" meta:object-count="0" meta:page-count="1" meta:paragraph-count="4" meta:word-count="279" meta:character-count="1558"/>
    <dc:date>2016-04-01T16:12:20.55</dc:date>
    <dc:creator>Robert Ritchie</dc:creator>
    <meta:editing-duration>PT8M29S</meta:editing-duration>
    <meta:editing-cycles>1</meta:editing-cycles>
    <meta:generator>OpenOffice/4.1.1$Win32 OpenOffice.org_project/411m6$Build-9775</meta:generator>
  </office:meta>
</office:document-meta>
</file>